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0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3"/>
    <style:style style:name="ce4" style:family="table-cell" style:parent-style-name="Default" style:data-style-name="N108"/>
    <style:style style:name="ce5" style:family="table-cell" style:parent-style-name="Default" style:data-style-name="N110"/>
    <style:style style:name="ce6" style:family="table-cell" style:parent-style-name="Default" style:data-style-name="N111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5"/>
        <table:table-row table:style-name="ro1">
          <table:table-cell table:style-name="ce1" office:value-type="string">
            <text:p>Berechnung Schaltungsregler MC34063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  <table:table-row table:style-name="ro2">
          <table:table-cell office:value-type="string">
            <text:p>Vin [V]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Vout [V]</text:p>
          </table:table-cell>
          <table:table-cell table:style-name="ce2" office:value-type="float" office:value="3.3">
            <text:p>3,3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R1 [Ohm]</text:p>
          </table:table-cell>
          <table:table-cell table:style-name="ce3" office:value-type="float" office:value="2200">
            <text:p>2.200</text:p>
          </table:table-cell>
          <table:table-cell/>
          <table:table-cell office:value-type="string">
            <text:p>R2 [Ohm]</text:p>
          </table:table-cell>
          <table:table-cell table:style-name="ce3" table:formula="oooc:=(([.B4]-1.25)/1.25)*[.B5]" office:value-type="float" office:value="3608">
            <text:p>3.608</text:p>
          </table:table-cell>
        </table:table-row>
        <table:table-row table:style-name="ro2">
          <table:table-cell office:value-type="string">
            <text:p>Iout [A]</text:p>
          </table:table-cell>
          <table:table-cell table:style-name="ce4" office:value-type="float" office:value="0.05">
            <text:p>0,05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Vf [V]</text:p>
          </table:table-cell>
          <table:table-cell office:value-type="float" office:value="0.4">
            <text:p>0,4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Vsat [V]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Frequenz [Hz]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ton/toff</text:p>
          </table:table-cell>
          <table:table-cell table:formula="oooc:=([.B4]+[.B7])/([.B3]-[.B8]-[.B4])" office:value-type="float" office:value="0.143968871595331">
            <text:p>0,1439689</text:p>
          </table:table-cell>
        </table:table-row>
        <table:table-row table:style-name="ro2">
          <table:table-cell office:value-type="string">
            <text:p>Vripple [V]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ton+toff</text:p>
          </table:table-cell>
          <table:table-cell table:formula="oooc:=1/([.B9])" office:value-type="float" office:value="0.00002">
            <text:p>0,0000200</text:p>
          </table:table-cell>
        </table:table-row>
        <table:table-row table:style-name="ro2">
          <table:table-cell table:number-columns-repeated="3"/>
          <table:table-cell office:value-type="string">
            <text:p>toff</text:p>
          </table:table-cell>
          <table:table-cell table:formula="oooc:=[.E10]/([.E9]+1)" office:value-type="float" office:value="0.0000174829931972789">
            <text:p>0,0000175</text:p>
          </table:table-cell>
        </table:table-row>
        <table:table-row table:style-name="ro2">
          <table:table-cell table:number-columns-repeated="3"/>
          <table:table-cell office:value-type="string">
            <text:p>ton</text:p>
          </table:table-cell>
          <table:table-cell table:formula="oooc:=[.E10]-[.E11]" office:value-type="float" office:value="0.00000251700680272109">
            <text:p>0,0000025</text:p>
          </table:table-cell>
        </table:table-row>
        <table:table-row table:style-name="ro2">
          <table:table-cell table:number-columns-repeated="3"/>
          <table:table-cell office:value-type="string">
            <text:p>Ct [pF]</text:p>
          </table:table-cell>
          <table:table-cell table:formula="oooc:=4*0.0001*[.E12]*10000000000" office:value-type="float" office:value="10.0680272108844">
            <text:p>10,0680272</text:p>
          </table:table-cell>
        </table:table-row>
        <table:table-row table:style-name="ro2">
          <table:table-cell table:number-columns-repeated="3"/>
          <table:table-cell office:value-type="string">
            <text:p>Ipk [A]</text:p>
          </table:table-cell>
          <table:table-cell table:formula="oooc:=2*[.B6]" office:value-type="float" office:value="0.1">
            <text:p>0,1000000</text:p>
          </table:table-cell>
        </table:table-row>
        <table:table-row table:style-name="ro2">
          <table:table-cell table:number-columns-repeated="3"/>
          <table:table-cell office:value-type="string">
            <text:p>Rsc [Ohm]</text:p>
          </table:table-cell>
          <table:table-cell table:formula="oooc:=0.3/[.E14]" office:value-type="float" office:value="3">
            <text:p>3,0000000</text:p>
          </table:table-cell>
        </table:table-row>
        <table:table-row table:style-name="ro2">
          <table:table-cell table:number-columns-repeated="3"/>
          <table:table-cell office:value-type="string">
            <text:p>Lmin [uH]</text:p>
          </table:table-cell>
          <table:table-cell table:formula="oooc:=(([.B3]-[.B8]-[.B4])/([.E14]))*[.E12]*10000000" office:value-type="float" office:value="6468.7074829932">
            <text:p>6468,7074830</text:p>
          </table:table-cell>
        </table:table-row>
        <table:table-row table:style-name="ro2">
          <table:table-cell table:number-columns-repeated="3"/>
          <table:table-cell office:value-type="string">
            <text:p>Co [uF]</text:p>
          </table:table-cell>
          <table:table-cell table:style-name="ce6" table:formula="oooc:=([.E14]*[.E10]/(8*[.B10]))*10000000" office:value-type="float" office:value="250">
            <text:p>250,000000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e1.D5:Tabelle1.E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7" number:min-integer-digits="2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.05.2008</text:date>, <text:time>15:26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atthias Fechner</meta:initial-creator>
    <meta:creation-date>2008-05-08T18:09:41</meta:creation-date>
    <dc:creator>Matthias Fechner</dc:creator>
    <dc:date>2008-05-25T15:26:06</dc:date>
    <meta:editing-cycles>7</meta:editing-cycles>
    <meta:editing-duration>PT4H14M4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